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text-properties fo:language="nb" fo:country="NO"/>
    </style:style>
    <style:style style:name="P3" style:family="paragraph" style:parent-style-name="Brodtekst">
      <style:text-properties fo:language="nb" fo:country="NO" officeooo:rsid="000cadc2" officeooo:paragraph-rsid="000cadc2"/>
    </style:style>
    <style:style style:name="P4" style:family="paragraph" style:parent-style-name="Brodtekst">
      <style:text-properties fo:language="nb" fo:country="NO" officeooo:rsid="000cadc2" officeooo:paragraph-rsid="000d1500"/>
    </style:style>
    <style:style style:name="P5" style:family="paragraph" style:parent-style-name="Brodtekst">
      <style:text-properties fo:language="nb" fo:country="NO" officeooo:rsid="000e5d8a" officeooo:paragraph-rsid="000e5d8a"/>
    </style:style>
    <style:style style:name="P6" style:family="paragraph" style:parent-style-name="Brodtekst">
      <style:text-properties fo:language="nb" fo:country="NO" officeooo:rsid="000f3df0" officeooo:paragraph-rsid="000f3df0"/>
    </style:style>
    <style:style style:name="P7" style:family="paragraph" style:parent-style-name="Brodtekst">
      <style:text-properties fo:language="nb" fo:country="NO" officeooo:rsid="001191a4" officeooo:paragraph-rsid="001191a4"/>
    </style:style>
    <style:style style:name="P8" style:family="paragraph" style:parent-style-name="Brodtekst">
      <style:text-properties fo:language="nb" fo:country="NO" fo:font-style="normal" officeooo:rsid="000f3df0" officeooo:paragraph-rsid="000f3df0" style:font-style-asian="normal" style:font-style-complex="normal"/>
    </style:style>
    <style:style style:name="P9" style:family="paragraph" style:parent-style-name="Brodtekst">
      <style:text-properties fo:language="nb" fo:country="NO" fo:font-style="normal" officeooo:rsid="000f3df0" officeooo:paragraph-rsid="000e5d8a" style:font-style-asian="normal" style:font-style-complex="normal"/>
    </style:style>
    <style:style style:name="P10" style:family="paragraph" style:parent-style-name="Brodtekst">
      <style:text-properties fo:language="nb" fo:country="NO" officeooo:rsid="001a9bee" officeooo:paragraph-rsid="00157cab"/>
    </style:style>
    <style:style style:name="P11" style:family="paragraph" style:parent-style-name="Brodtekst">
      <style:text-properties fo:language="nb" fo:country="NO" officeooo:paragraph-rsid="00157cab"/>
    </style:style>
    <style:style style:name="P12" style:family="paragraph" style:parent-style-name="_31_DUO_5f_Overskrift" style:master-page-name="First_20_Page">
      <style:paragraph-properties style:page-number="1"/>
      <style:text-properties fo:language="nb" fo:country="NO" officeooo:rsid="000cadc2" officeooo:paragraph-rsid="000cadc2"/>
    </style:style>
    <style:style style:name="T1" style:family="text">
      <style:text-properties fo:font-style="italic" style:font-style-asian="italic" style:font-style-complex="italic"/>
    </style:style>
    <style:style style:name="T2" style:family="text">
      <style:text-properties fo:font-style="italic" officeooo:rsid="000d1500" style:font-style-asian="italic" style:font-style-complex="italic"/>
    </style:style>
    <style:style style:name="T3" style:family="text">
      <style:text-properties fo:font-style="italic" officeooo:rsid="000d210b" style:font-style-asian="italic" style:font-style-complex="italic"/>
    </style:style>
    <style:style style:name="T4" style:family="text">
      <style:text-properties fo:font-style="italic" officeooo:rsid="000e5d8a" style:font-style-asian="italic" style:font-style-complex="italic"/>
    </style:style>
    <style:style style:name="T5" style:family="text">
      <style:text-properties fo:font-style="italic" officeooo:rsid="001055a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d1500" style:font-style-asian="normal" style:font-style-complex="normal"/>
    </style:style>
    <style:style style:name="T8" style:family="text">
      <style:text-properties fo:font-style="normal" officeooo:rsid="000d210b" style:font-style-asian="normal" style:font-style-complex="normal"/>
    </style:style>
    <style:style style:name="T9" style:family="text">
      <style:text-properties fo:font-style="normal" officeooo:rsid="000e5d8a" style:font-style-asian="normal" style:font-style-complex="normal"/>
    </style:style>
    <style:style style:name="T10" style:family="text">
      <style:text-properties fo:font-style="normal" officeooo:rsid="000f3df0" style:font-style-asian="normal" style:font-style-complex="normal"/>
    </style:style>
    <style:style style:name="T11" style:family="text">
      <style:text-properties fo:font-style="normal" officeooo:rsid="001055ad" style:font-style-asian="normal" style:font-style-complex="normal"/>
    </style:style>
    <style:style style:name="T12" style:family="text">
      <style:text-properties fo:font-style="normal" officeooo:rsid="001ae48a" style:font-style-asian="normal" style:font-style-complex="normal"/>
    </style:style>
    <style:style style:name="T13" style:family="text">
      <style:text-properties fo:font-weight="bold" style:font-weight-asian="bold" style:font-weight-complex="bold"/>
    </style:style>
    <style:style style:name="T14" style:family="text">
      <style:text-properties officeooo:rsid="001055ad"/>
    </style:style>
    <style:style style:name="T15" style:family="text">
      <style:text-properties officeooo:rsid="001bf1e2"/>
    </style:style>
    <style:style style:name="T16" style:family="text">
      <style:text-properties style:font-name="Times New Roman" fo:font-weight="normal" officeooo:rsid="002b2bb9" style:font-size-asian="10.5pt" style:font-weight-asian="normal" style:font-weight-complex="normal"/>
    </style:style>
    <style:style style:name="T17" style:family="text">
      <style:text-properties style:font-name="Times New Roman" fo:font-weight="normal" officeooo:rsid="001f4ba0" style:font-size-asian="10.5pt" style:font-weight-asian="normal" style:font-weight-complex="normal"/>
    </style:style>
    <style:style style:name="T18" style:family="text">
      <style:text-properties style:font-name="Times New Roman" fo:font-style="italic" fo:font-weight="normal" officeooo:rsid="002b2bb9" style:font-size-asian="10.5pt"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Minimalistisk metodologi</text:h>
      <text:p text:style-name="P2"/>
      <text:p text:style-name="P2"/>
      <text:p text:style-name="P10">Høsten 2016 følte jeg spenningen knyttet til det å skulle begi seg ut i et felt en ikke er kjent med. En etnograf er ment å kunne balansere på en grense mellom en ’insider’ og ’outsider’ posisjon. Da jeg hadde tidligere erfaring fra arbeid i skolen <text:span text:style-name="T15">var jeg redd for at jeg ville være blind på mange av de tingene en ’outsider’ ville kunne stille spørsmål til, samtidig som jeg var redd for at det at jeg ikke hadde noen utdanning innen pedagogikk eller utdanningsvitenskap ville gjøre at ikke mestret å opptre som en ’insider’ med kjenskap til de viktige spørsmålene. </text:span><text:span text:style-name="T16">Spenningen bunnet i en viss angst for å møte opp uten en klart formulert forskningsagenda </text:span><text:span text:style-name="T17">og skulle se hva som var der</text:span><text:span text:style-name="T16">. Jeg ønsket å kunne peke til et aspekt av opplæringsloven og/eller </text:span><text:span text:style-name="T18">Kunnskapsløftet </text:span><text:span text:style-name="T16">reformen som jeg selv hadde opplevd som førende for vårt arbeid da jeg jobbet på skolen tidligere. Likevel var det vanskeligere å orientere seg i landskapet av lover og foreskrifter, og rettigheter, plikter og deres unntak, enn jeg håpet. </text:span></text:p>
      <text:p text:style-name="P11"/>
      <text:p text:style-name="P2"/>
      <text:p text:style-name="P6"><text:span text:style-name="T13">Flerlokasjonsstudie:</text:span> Jeg følger lokasjonen <text:span text:style-name="T1">skole-skyen</text:span> på tvers av skala. Innenfor Mellomstad ungdomsskoles utviklingsarbeid, i læringsvitenskapen og dens rolle i nettverk-økonomiens nasjonaliserende politikk, og innen forskning- og utdanningsnettets posisjon i den offentlige virksomhetsarkitekturen i Norge. <text:span text:style-name="T14">Innen hver av disse kontekstene tegner jeg et bilde av den digitale læringsidentiteten; som skolepolitisk verktøy, som en </text:span><text:span text:style-name="T5">epistemisk ting </text:span><text:span text:style-name="T11">(AI som forbi Stor Data), og som Stor Data.</text:span></text:p>
      <text:p text:style-name="P2"/>
      <text:p text:style-name="P8">*Dette kan forståes som teoretisk, men jeg mener det er nødvendig å forstå STS som metodologisk, og det er overflødig å forklare dens historie i teorien. </text:p>
      <text:p text:style-name="P3"><text:span text:style-name="T13">Inspirert av </text:span><text:span text:style-name="T1">Thesis Outline 15.11.16</text:span><text:span text:style-name="T6">: Å ’gå ’beyond’ sosiologi</text:span><text:span text:style-name="T12">E</text:span><text:span text:style-name="T6">n av den sosiale konstruksjonen av teknologi’ som så fint skriver handler om å mestre å studere den utviklende ontologiens effekter </text:span><text:span text:style-name="T1">i </text:span><text:span text:style-name="T6">skolen og dens politiske teknologier (læringskomiteen og Unit). </text:span><text:soft-page-break/><text:span text:style-name="T6">Sørensen beskriver dette som en metodologisk tilnærming, som også er en nyttig måte å forstå metoden fordi utfordringen i stor grad har vært hvordan å studiere ny teknologi i klasserommet uten å definere studiet ut fra (sosial konstruktivistisk) teori. Det vil si uten å definere teknologien som et verktøy brukt i (det sosiale) forsøket på å skape læring, eller læring som en ende i seg selv som Sørensen sier. </text:span></text:p>
      <text:p text:style-name="P4"><text:span text:style-name="T6">Studier av nye teknologier i utdanningen har bygget på utviklingen i utdanningspolitikken fra et ideale om distanselæring til E-læring og M-læring, slik som Francis Lee som studerer tekster fra standardiseringsorganer i den første bevegelsen, og i forsøket på å bevege seg mellom de to siste. </text:span><text:span text:style-name="T7">Likevel har man manglet evnen til ’følge aktøren’ som det heter innen ANT og STS. Dette har likevel vært et studie av forsøk på å ordne teknologiske standarder uten å ta et blikk på de heterogene materialitetene til teknologiene som ligger til bunn for dette forsøket og aliansebyggingen som definerer (aktør) nettverket. En annen måte å si det på er at Lee ikke mestrert å studere det </text:span><text:span text:style-name="T2">eksperimentelle systemet</text:span><text:span text:style-name="T7">. Lee er likevel flink til å beskrive betydningen av disse teknologiene som politiske (politiske teknologier), og betydningen av standardiseringsarbeidet.</text:span></text:p>
      <text:p text:style-name="P4"><text:span text:style-name="T7">En annen tilnærming, som er representerer Lee sin motpart, var ... sitt studie av sosiale nettverk i utdanningen, eller en praksis han beskriver som «Teaching crowds». Her teknologien og forsøket på å faselitere disse i utdanningen i sentrum. </text:span><text:span text:style-name="T8">Hans engasjement distanserer han paradoksalt nok fra teknologien, da han ikke ’følger den ulidenskapelig’ (se sitat i min første STS oppgave). Selv om dette i effekt er en kritikk av hans objektivitet vil forskjellene i teoretiske mål være villedene. Jeg vil beskrive det som et </text:span><text:span text:style-name="T3">innen </text:span><text:span text:style-name="T8">den siste bølgen mot M-læring. Forsøket på å simplifisere </text:span><text:span text:style-name="T9">sammenhengen mellom de teoretiske og teknologiske strømningene som underbygger denne bølgen innen utdanningsrettet datavitenskap skaper likevel ny kompleksitet, slik Law forklarer i </text:span><text:span text:style-name="T4">After methods </text:span><text:span text:style-name="T9">(Lasse).</text:span></text:p>
      <text:p text:style-name="P5"><text:span text:style-name="T6">Mitt studie er på mange måter et ny materialistisk studie. Jeg forsøker å gjøre som Oertzen, å følge boksen og måten den konstruerte ny identitet, men computerens </text:span><text:span text:style-name="T1">kontainerisring</text:span><text:span text:style-name="T6"> (infrastrukturering) gjorde at jeg måtte forstå denne infrastrukturens lokasjon og </text:span><text:span text:style-name="T1">skala</text:span><text:span text:style-name="T6"> noe annerledes (Star; han skala fyren).</text:span></text:p>
      <text:p text:style-name="P5"><text:span text:style-name="T6">For å unngå ny materialismens kritikk har jeg studert dokumenter og hvordan de situerer livet og territoriet i historien. Slik som Asdals historiske studier ser jeg på hvordan tid i </text:span><text:soft-page-break/><text:span text:style-name="T6">informasjonsteknologien sam-modifiseres med </text:span><text:span text:style-name="T10">dokumentene. Jeg tar likevel også steget forbi og prøver å forstå hvordan dokumentene også har digital form i en post-ANT fashion. </text:span></text:p>
      <text:p text:style-name="P9"/>
      <text:p text:style-name="P7"><text:span text:style-name="T6">Studiet trekker både på induktive (?) metoder, slik som </text:span><text:span text:style-name="T1">grounded</text:span><text:span text:style-name="T6"> </text:span><text:span text:style-name="T1">theory, </text:span><text:span text:style-name="T6">og mer deduktive metoder, slik som SCOT. Jeg tenker på mitt studie av sosiale nettverk i skolen som en provokasjon, altså en form for ...... tilnærming. Likevel, som et teoretiserende (eller rett og slett </text:span><text:span text:style-name="T1">kritisk</text:span><text:span text:style-name="T6">) studie er dette også i noen grad unødvendig. En måte å forklare det på er heller den forfatteren før grounded theory som skrev om infrastrukt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footer-left>
        <text:p text:style-name="Footer"><text:page-number text:select-page="current">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11</meta:editing-cycles>
    <meta:print-date>2009-03-06T08:41:00</meta:print-date>
    <meta:creation-date>2012-08-21T07:27:00</meta:creation-date>
    <dc:date>2018-10-29T20:04:42.287578731</dc:date>
    <meta:editing-duration>PT14H2M5S</meta:editing-duration>
    <meta:generator>LibreOffice/6.0.6.2$Linux_X86_64 LibreOffice_project/00m0$Build-2</meta:generator>
    <meta:document-statistic meta:table-count="0" meta:image-count="0" meta:object-count="0" meta:page-count="3" meta:paragraph-count="14" meta:word-count="797" meta:character-count="5101" meta:non-whitespace-character-count="4314"/>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882A100.dotm" xlink:href=""/>
  </office:meta>
</office:document-meta>
</file>